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ues from in_body_cell_connection-svgGenerator.ods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esynaptic neuron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07342" calcext:value-type="float">
            <text:p>107342</text:p>
          </table:table-cell>
          <table:table-cell office:value-type="float" office:value="46541" calcext:value-type="float">
            <text:p>46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73357" calcext:value-type="float">
            <text:p>473357</text:p>
          </table:table-cell>
          <table:table-cell office:value-type="float" office:value="279554" calcext:value-type="float">
            <text:p>279554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synaptic neuron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16089" calcext:value-type="float">
            <text:p>116089</text:p>
          </table:table-cell>
          <table:table-cell office:value-type="float" office:value="45528" calcext:value-type="float">
            <text:p>45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70631" calcext:value-type="float">
            <text:p>470631</text:p>
          </table:table-cell>
          <table:table-cell office:value-type="float" office:value="282046" calcext:value-type="float">
            <text:p>282046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];[.B9])" office:value-type="float" office:value="107342" calcext:value-type="float">
            <text:p>107342</text:p>
          </table:table-cell>
          <table:table-cell table:formula="of:=MIN([.C5];[.C9])" office:value-type="float" office:value="45528" calcext:value-type="float">
            <text:p>45528</text:p>
          </table:table-cell>
          <table:table-cell table:formula="of:=MIN([.D5];[.D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6];[.B10])" office:value-type="float" office:value="473357" calcext:value-type="float">
            <text:p>473357</text:p>
          </table:table-cell>
          <table:table-cell table:formula="of:=MAX([.C6];[.C10])" office:value-type="float" office:value="282046" calcext:value-type="float">
            <text:p>282046</text:p>
          </table:table-cell>
          <table:table-cell table:formula="of:=MAX([.D6];[.D10])" office:value-type="float" office:value="5248" calcext:value-type="float">
            <text:p>5248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table:formula="of:=[.B14]-[.B13]" office:value-type="float" office:value="366015" calcext:value-type="float">
            <text:p>366015</text:p>
          </table:table-cell>
          <table:table-cell table:formula="of:=[.C14]-[.C13]" office:value-type="float" office:value="236518" calcext:value-type="float">
            <text:p>236518</text:p>
          </table:table-cell>
          <table:table-cell table:formula="of:=[.D14]-[.D13]" office:value-type="float" office:value="5248" calcext:value-type="float">
            <text:p>52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/y:z range</text:p>
          </table:table-cell>
          <table:table-cell/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x</text:p>
          </table:table-cell>
          <table:table-cell table:formula="of:=3000/170" office:value-type="float" office:value="17.6470588235294" calcext:value-type="float">
            <text:p>17.6470588235294</text:p>
          </table:table-cell>
          <table:table-cell office:value-type="string" calcext:value-type="string">
            <text:p>3mm/170um</text:p>
          </table:table-cell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y</text:p>
          </table:table-cell>
          <table:table-cell table:formula="of:=2000/170" office:value-type="float" office:value="11.7647058823529" calcext:value-type="float">
            <text:p>11.7647058823529</text:p>
          </table:table-cell>
          <table:table-cell office:value-type="string" calcext:value-type="string">
            <text:p>2mm/170um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x</text:p>
          </table:table-cell>
          <table:table-cell table:formula="of:=([.B14]-[.B13])/([.D14]-[.D13])" office:value-type="float" office:value="69.7437118902439" calcext:value-type="float">
            <text:p>69.7437118902439</text:p>
          </table:table-cell>
          <table:table-cell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y</text:p>
          </table:table-cell>
          <table:table-cell table:formula="of:=([.C14]-[.C13])/([.D14]-[.D13])" office:value-type="float" office:value="45.0682164634146" calcext:value-type="float">
            <text:p>45.0682164634146</text:p>
          </table:table-cell>
          <table:table-cell/>
        </table:table-row>
        <table:table-row table:style-name="ro1">
          <table:table-cell office:value-type="string" calcext:value-type="string">
            <text:p>database:bio</text:p>
          </table:table-cell>
          <table:table-cell office:value-type="string" calcext:value-type="string">
            <text:p>x</text:p>
          </table:table-cell>
          <table:table-cell table:formula="of:=[.C20]/[.C18]" office:value-type="float" office:value="3.95214367378049" calcext:value-type="float">
            <text:p>3.95214367378049</text:p>
          </table:table-cell>
          <table:table-cell/>
        </table:table-row>
        <table:table-row table:style-name="ro1">
          <table:table-cell office:value-type="string" calcext:value-type="string">
            <text:p>database:bio</text:p>
          </table:table-cell>
          <table:table-cell office:value-type="string" calcext:value-type="string">
            <text:p>y</text:p>
          </table:table-cell>
          <table:table-cell table:formula="of:=[.C21]/[.C19]" office:value-type="float" office:value="3.83079839939024" calcext:value-type="float">
            <text:p>3.83079839939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19:07.65858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03:09:19.852657400</meta:creation-date>
    <meta:generator>LibreOffice/6.4.7.2$Linux_X86_64 LibreOffice_project/40$Build-2</meta:generator>
    <dc:date>2021-07-31T16:20:31.056649700</dc:date>
    <meta:editing-duration>PT12M58S</meta:editing-duration>
    <meta:editing-cycles>8</meta:editing-cycles>
    <meta:document-statistic meta:table-count="1" meta:cell-count="62" meta:object-count="0"/>
  </office:meta>
</office:document-meta>
</file>